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Builder.buildSyntaxTree( XSParticleDecl particle , boolean forUPA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CMBuilder.expandContentModel( CMNode node , int minOccurs , int maxOccur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MBuilder.multiNodes( CMNode node , int num , boolean copyFir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MBuilder.CMBuilder( CMNodeFactory node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MBuilder.copyNode( CMNode nod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MBuilder.createDFACM( XSParticleDecl particle , boolean forUP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MBuilder.createAllCM( XSParticleDecl partic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MBuilder.getContentModel( XSComplexTypeDecl typeDecl , boolean forUPA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MBuilder.useRepeatingLeafNodes( XSParticleDecl particl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MBuilder.buildCompactSyntaxTree( XSParticleDecl particl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MBuilder.setDeclPool( XSDeclarationPool decl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MBuilder.buildCompactSyntaxTree2( XSParticleDecl particle , int minOccurs , int maxOccur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